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d81126" draw:stroke="none" fo:margin="1.000000000000000pt" style:wrap="biggest" style:wrap-dynamic-threshold="0.000000000000000pt" svg:fill-rule="nonzero"/>
    </style:style>
    <style:style style:name="gr3" style:family="graphic">
      <style:graphic-properties draw:fill="solid" draw:fill-color="#000000" draw:stroke="none" fo:margin="1.000000000000000pt" style:wrap="biggest" style:wrap-dynamic-threshold="0.000000000000000pt" svg:fill-rule="nonzero"/>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1302" draw:layer="" svg:width="119.33333600000pt" svg:height="79.66666880000pt" draw:transform="matrix(1.25000004093 0.00000000000 0.00000000000 1.25000000000 0.00000000000pt 0.00000000000pt)"/>
          <draw:g draw:style-name="gr1" draw:id="shape3" draw:name="g6" svg:y="0.14282760000pt">
            <draw:path draw:style-name="gr3" draw:id="shape4" draw:name="path8" draw:layer="" svg:width="9448.00000000000pt" svg:height="6304.00000000000pt" draw:transform="matrix(0.01584028802 0.00000000000 0.00000000000 -0.01584028750 0.00000000000pt 100.00000000000pt)" svg:viewBox="0 0 9448 6304" svg:d="M0 3152L0 0L4724 0L9448 0L9448 3152L9448 6304L4724 6304L0 6304ZM9438.4 3149.6L9440 8L4726.4 9.6L12 12L9.6 3144C8.8 4866.4 9.6 6280.8 12 6286.4C14.4 6294.4 961.6 6296 4725.6 6294.4L9436 6292Z" koffice:nodeTypes="cccccccccccccccccc"/>
            <draw:path draw:style-name="gr3" draw:id="shape5" draw:name="path10" draw:layer="" svg:width="3565.20004486820pt" svg:height="3877.18446998953pt" draw:transform="matrix(0.01584028802 0.00000000000 0.00000000000 -0.01584028750 46.77320246153pt 80.69916181898pt)" svg:viewBox="0 0 3565 3877" svg:d="M1075.08 3867.53C1066.28 3862.73 1051.88 3852.33 1042.28 3843.53C1029.48 3832.33 1010.29 3828.33 950.293 3825.93C864.703 3823.53 830.307 3809.93 811.109 3772.34C797.511 3745.94 797.545 3743.55 788.696 3721.31C828.4 3732.63 875.902 3749.14 897.499 3745.14C927.096 3738.74 959.092 3720.34 959.092 3709.14C959.092 3705.14 949.493 3695.54 938.295 3687.54C905.148 3679.4 894.463 3679.4 835.906 3687.54C759.115 3699.54 753.515 3701.94 727.918 3730.74C713.52 3747.54 692.722 3770.74 681.524 3783.53C659.126 3808.33 627.13 3812.33 615.931 3790.73C604.732 3770.74 633.379 3741.64 676.574 3710.44C714.17 3683.24 740.717 3664.35 808.709 3657.15C829.907 3654.75 991.451 3655.28 999.45 3650.68C1007.45 3646.08 916.534 3607.29 825.695 3634.38C847.293 3590.38 937.495 3556.36 1026.28 3548.36C1125.47 3538.76 1193.47 3517.16 1263.86 3470.77C1338.25 3421.97 1377.45 3378.78 1411.04 3307.58C1445.44 3237.19 1457.44 3178 1453.44 3108.41C1448.64 3022.81 1407.84 2978.82 1333.45 2978.82C1282.26 2978.82 1262.26 2988.42 1237.46 3022.81C1221.46 3046.81 1219.06 3058.01 1218.26 3149.2C1218.26 3234.79 1215.06 3253.99 1200.67 3281.99C1171.87 3338.78 1131.07 3365.18 1009.49 3408.37C948.694 3429.97 867.103 3461.17 827.107 3478.77C747.116 3512.36 743.917 3511.56 724.719 3457.17C718.319 3438.77 707.121 3424.37 699.921 3422.77C676.724 3417.97 552.738 3460.37 475.147 3498.76C341.562 3565.96 271.969 3625.15 203.177 3733.14C162.382 3797.13 132.785 3815.53 92.7896 3804.33C47.1947 3791.53 21.5976 3752.34 20.7977 3693.94C19.9978 3642.75 44.795 3600.35 109.588 3540.36C219.175 3438.77 423.952 3345.98 600.733 3317.18C659.126 3308.38 687.123 3285.99 687.123 3249.19C687.123 3195.6 628.729 3174 486.345 3173.2C352.76 3173.2 268.77 3205.99 183.979 3292.39C129.585 3349.18 110.388 3357.98 75.1916 3344.38C57.5935 3337.18 39.1956 3298.79 39.1956 3269.19C39.1956 3208.39 119.187 3110.8 201.577 3073.21C263.17 3044.41 319.964 3034.81 414.354 3038.81C484.746 3041.21 511.143 3046.81 571.136 3068.41C691.122 3112.4 701.521 3114 715.92 3099.61C727.118 3088.41 727.118 3085.21 715.12 3060.41C694.322 3020.41 615.931 2946.02 570.336 2922.82C461.548 2867.63 354.36 2879.63 199.178 2964.42C119.987 3007.62 78.3912 3009.22 55.1938 2971.62C46.3948 2957.22 39.1956 2935.62 39.1956 2923.62C39.1956 2893.23 79.1911 2850.03 140.784 2816.44C219.975 2771.64 275.969 2757.24 367.959 2757.24C450.349 2757.24 502.344 2770.04 611.131 2816.44C666.325 2839.63 688.723 2842.03 703.121 2826.03C716.72 2808.44 692.722 2762.04 643.128 2712.45C568.736 2638.05 420.753 2582.06 319.964 2591.66C291.167 2594.06 255.971 2605.26 224.775 2620.46C160.782 2652.45 103.988 2654.85 75.1916 2625.26C38.3957 2589.26 52.7941 2533.27 111.188 2483.67C149.583 2450.07 189.579 2437.28 251.972 2437.28C322.364 2437.28 365.559 2452.47 515.142 2528.47C651.927 2597.26 683.923 2607.66 691.922 2585.26C701.521 2562.06 675.924 2522.87 603.932 2449.27C455.949 2299.69 371.958 2270.09 211.176 2310.09C97.5891 2338.89 58.3934 2319.69 64.7927 2241.3C69.5922 2186.1 87.9901 2159.7 139.984 2133.31C173.581 2115.71 189.579 2113.31 255.171 2113.31C316.764 2114.11 338.362 2117.31 371.158 2131.71C427.952 2158.1 552.738 2243.7 623.13 2305.29C709.52 2381.28 743.117 2395.68 743.117 2358.08C743.117 2321.29 602.332 2127.71 518.342 2050.12C486.345 2020.52 438.351 1986.12 408.754 1971.72C359.96 1947.73 349.561 1945.33 283.168 1946.13C243.973 1946.13 185.579 1947.73 154.383 1950.13C85.5904 1954.13 63.1929 1940.53 63.1929 1894.93C63.1929 1852.54 123.186 1795.74 186.379 1777.34C316.764 1738.95 459.148 1805.34 635.129 1984.52C765.514 2117.31 783.912 2109.31 707.121 1950.93C625.53 1781.34 522.341 1660.56 415.953 1610.16C360.76 1584.56 346.361 1582.96 203.177 1589.36C139.984 1592.56 111.188 1575.77 111.188 1536.57C111.188 1516.57 118.387 1502.97 140.784 1480.58C222.375 1398.98 357.56 1395.78 495.144 1471.78C572.736 1514.97 761.515 1722.15 866.303 1879.73C922.297 1963.72 936.695 1974.12 955.893 1944.53C967.891 1926.93 968.691 1917.33 961.492 1878.93C939.095 1760.55 882.301 1670.16 796.711 1614.16C741.517 1578.96 728.718 1558.17 739.117 1525.37C751.916 1484.57 830.307 1464.58 878.301 1489.37C935.095 1518.17 1007.09 1626.96 1077.48 1789.34C1127.87 1905.33 1131.07 1909.33 1155.87 1909.33C1220.66 1909.33 1198.27 1773.34 1119.07 1682.95C1083.88 1642.96 1078.28 1615.76 1103.08 1593.36C1123.87 1574.17 1155.07 1581.36 1210.26 1616.56C1261.46 1649.36 1289.46 1682.15 1327.05 1754.95C1374.25 1845.34 1393.44 1822.14 1355.05 1721.35C1301.45 1577.37 1173.47 1449.38 993.489 1358.19C965.492 1344.59 943.094 1330.99 943.094 1328.59C943.094 1326.19 959.092 1305.39 979.09 1283.8C999.088 1261.4 1015.09 1241.4 1015.09 1237.4C1015.09 1229.4 905.498 1179.81 775.913 1130.21L659.926 1085.42L599.933 1123.01C517.542 1173.41 471.947 1211 462.348 1236.6C443.15 1286.2 381.557 1318.99 335.962 1302.99C319.964 1297.39 300.766 1298.19 270.37 1306.19C199.978 1324.59 157.178 1268.31 146.184 1239.2C170.531 1235.58 158.782 1236.6 175.98 1237.4C247.972 1240.6 255.171 1238.2 286.368 1206.2C319.164 1172.61 363.159 1155.81 398.355 1162.21C414.354 1165.41 435.151 1156.61 484.746 1123.81C521.541 1100.61 551.138 1079.02 551.138 1075.82C551.138 1067.82 513.542 1067.82 396.755 1077.42C313.565 1083.82 299.966 1087.02 278.369 1104.61C245.572 1132.61 207.977 1138.21 171.981 1121.41C155.983 1113.41 127.186 1107.01 107.188 1106.21C85.5904 1105.41 63.1929 1098.22 49.5944 1088.62C26.397 1071.02 10.6737 1062.05 0 1027.02C43.4449 1027.75 29.5967 1027.82 60.7932 1031.82C114.387 1039.82 119.987 1039.02 136.785 1023.82C147.183 1015.02 163.182 1003.03 172.781 998.231C196.778 986.232 251.972 987.032 278.369 1001.43C295.167 1009.42 332.763 1012.62 419.953 1013.42C485.546 1014.22 543.139 1014.22 547.139 1013.42C551.938 1013.42 525.541 995.831 489.545 974.233C427.952 936.637 422.353 935.037 369.559 935.837C299.166 936.637 259.171 915.839 247.972 871.044C243.973 855.046 236.773 826.249 231.974 808.65C220.775 766.255 216.402 759.803 247.572 686.563C281.644 766.807 270.37 742.257 280.769 757.456C297.567 782.253 303.966 786.253 343.961 789.452C399.155 794.252 424.752 811.05 445.55 855.046C459.148 885.442 474.347 898.241 547.939 943.836C648.727 1006.22 642.328 1006.22 755.915 953.435C811.909 927.038 832.707 913.44 842.306 895.041C859.104 861.445 895.1 848.646 935.095 860.645C972.691 871.844 989.489 865.445 1015.09 829.448C1025.88 813.85 1026.48 816.892 1042.47 802.309C1046.95 824.713 1047.08 827.848 1047.08 850.246C1047.08 883.043 1043.08 889.442 1000.69 932.638C951.093 982.232 920.697 995.831 884.701 982.232C867.903 975.833 854.304 978.233 811.109 998.231C763.114 1019.82 744.716 1037.42 769.514 1037.42C774.313 1037.42 851.904 1066.22 940.694 1100.61L1102.28 1163.01L1126.27 1143.81C1170.27 1109.41 1239.86 1077.42 1270.26 1077.42C1298.25 1077.42 1301.45 1079.82 1310.25 1108.61C1323.85 1154.21 1417.44 1334.19 1467.84 1410.98C1551.83 1540.57 1598.22 1574.17 1635.82 1532.57C1647.82 1518.97 1651.01 1503.77 1650.21 1454.18C1648.62 1307.79 1565.42 1116.61 1455.84 1008.62C1398.24 951.036 1335.05 919.839 1258.26 908.64C1199.07 900.641 1159.07 885.442 1159.07 870.244C1159.07 854.246 1198.27 807.851 1223.06 795.052C1244.66 783.853 1265.46 781.453 1311.05 783.053C1366.25 785.453 1376.65 788.653 1429.44 820.649C1481.43 851.846 1489.43 854.246 1499.83 843.847C1510.23 833.448 1511.03 826.249 1503.03 797.452C1486.23 735.058 1441.44 706.261 1337.45 693.463C1231.06 679.864 1195.07 647.867 1230.26 598.272C1253.46 566.276 1293.45 549.478 1348.65 549.478C1411.04 549.478 1464.64 576.675 1535.83 643.868C1566.22 671.865 1594.22 692.663 1599.02 689.463C1610.22 683.064 1609.42 619.07 1597.42 579.874C1586.22 542.278 1535.83 483.084 1505.43 471.086C1493.43 466.286 1463.04 456.687 1438.24 450.288C1351.05 426.29 1338.25 392.694 1399.84 351.898C1439.84 325.501 1506.23 323.101 1555.03 346.299C1587.02 360.697 1675.01 443.089 1691.81 472.686C1706.21 499.083 1721.41 479.885 1716.61 440.689C1713.41 407.892 1694.21 371.096 1651.01 310.303C1615.82 262.308 1627.82 197.514 1687.81 109.524C1735.01 39.9307 1779 -6.46447 1790.2 0.734779C1810.2 13.5335 1898.19 131.121 1915.79 169.517C1927.78 195.115 1934.98 224.712 1934.98 250.309C1934.98 286.305 1930.98 296.704 1902.99 331.9C1866.19 378.295 1842.99 436.689 1850.19 465.486C1857.39 492.683 1866.19 490.284 1886.99 457.487C1908.59 423.091 1969.38 368.696 2010.97 347.099C2076.57 313.502 2169.36 331.9 2198.95 383.095C2209.35 402.293 2209.35 406.293 2195.75 419.891C2188.55 428.69 2158.16 442.289 2128.56 450.288C2098.96 457.487 2066.17 468.686 2054.97 474.285C2028.57 487.084 1996.58 522.28 1978.98 557.477C1961.38 591.073 1953.38 680.664 1966.18 688.663C1971.78 692.663 1997.38 674.265 2030.17 643.068C2098.96 578.275 2146.16 555.077 2216.55 551.077C2261.35 547.878 2274.94 550.277 2298.94 565.476C2350.94 597.473 2366.93 641.468 2333.34 664.666C2317.34 676.664 2302.94 679.864 2183.76 702.262C2141.36 710.261 2126.16 717.46 2097.36 745.457C2067.77 774.254 2062.97 783.053 2062.97 811.85C2062.97 829.448 2066.97 847.046 2070.97 849.446C2075.77 852.646 2105.36 839.047 2137.36 819.849C2193.35 786.253 2196.55 785.453 2263.75 785.453C2322.14 785.453 2337.34 787.853 2355.74 802.251C2390.13 827.848 2409.33 857.445 2403.73 875.843C2397.33 895.841 2387.73 899.041 2311.74 908.64C2179.76 925.438 2074.97 1013.42 1994.98 1176.61C1901.39 1365.39 1887.79 1549.37 1966.98 1549.37C1996.58 1549.37 2032.57 1512.57 2093.37 1422.18C2146.16 1342.19 2262.95 1116.61 2262.95 1093.42C2262.95 1057.42 2352.54 1079.82 2430.13 1135.81L2466.92 1163.01L2626.91 1100.61C2714.9 1067.02 2794.09 1036.62 2802.89 1033.42C2815.68 1029.42 2806.89 1023.02 2760.49 1001.43C2712.5 979.033 2698.9 975.833 2681.3 982.232C2646.9 995.031 2615.71 982.232 2573.31 939.037C2551.71 916.639 2530.12 891.842 2526.12 884.643C2516.52 866.244 2510.74 833.58 2526.92 801.943C2551.39 829.352 2544.73 818.645 2555.93 834.644C2579.93 869.04 2594.11 870.244 2610.91 865.445C2673.3 847.846 2702.9 855.046 2726.89 896.641C2739.69 918.239 2758.89 930.238 2821.28 957.435C2863.68 976.633 2910.07 992.631 2922.87 991.831C2938.87 991.831 2974.07 974.233 3027.66 939.037C3094.85 895.041 3111.65 880.643 3126.05 850.246C3146.85 808.65 3179.64 789.452 3232.44 789.452C3263.63 789.452 3269.23 786.253 3282.83 763.855C3291.63 749.457 3302.83 727.059 3307.63 713.46C3313.63 697.462 3321.3 684.109 3325.77 671.337C3331.9 686.509 3334.83 702.262 3341.23 721.46C3350.02 747.857 3350.02 759.056 3338.83 791.052C3332.43 811.85 3326.83 835.848 3326.83 845.447C3326.83 873.444 3304.43 908.64 3277.23 922.239C3261.23 931.038 3230.04 935.837 3194.84 936.637C3142.85 937.437 3133.25 940.637 3080.45 972.633C3049.26 991.831 3022.86 1009.42 3022.86 1012.62C3022.86 1022.22 3274.03 1010.22 3292.43 999.83C3302.03 994.231 3327.63 989.432 3350.02 989.432C3383.62 989.432 3394.82 993.431 3418.82 1015.02L3448.41 1039.82L3505.21 1031.82C3537.2 1027.82 3542.21 1027.91 3565.2 1026.22C3554.47 1068.95 3486.01 1111.01 3452.41 1108.61C3438.01 1107.01 3412.42 1112.61 3395.62 1120.61C3358.02 1138.21 3326.83 1133.41 3288.43 1104.61C3265.23 1086.22 3250.04 1082.22 3175.64 1076.62C3129.25 1073.42 3073.26 1070.22 3051.66 1070.22C3002.86 1069.42 3007.66 1075.82 3090.85 1128.61C3138.85 1159.01 3156.45 1166.21 3174.84 1163.01C3210.04 1155.81 3246.84 1170.21 3280.43 1205.4C3312.43 1238.2 3319.63 1240.6 3389.22 1237.4C3417.22 1236.6 3413.78 1236.56 3430.22 1234.54C3418.71 1272.49 3399.39 1292.32 3371.39 1305.26C3346.53 1314.63 3320.79 1306.78 3296.79 1300.38C3265.59 1292.38 3246.04 1297.39 3231.64 1302.99C3189.24 1318.99 3102.85 1272.6 3102.85 1233.4C3102.85 1217.4 3048.46 1172.61 2974.07 1127.01L2906.07 1086.22L2806.09 1124.61C2687.7 1170.21 2550.91 1229.4 2550.91 1235.8C2550.91 1237.4 2566.91 1259 2586.91 1282.2C2606.91 1304.59 2622.91 1325.39 2622.91 1327.79C2622.91 1330.19 2594.91 1346.99 2561.31 1366.19C2384.53 1462.18 2290.14 1554.17 2225.35 1690.15C2175.76 1794.94 2190.15 1850.14 2241.35 1751.75C2277.34 1682.95 2326.94 1629.36 2382.13 1602.16C2428.53 1578.17 2448.53 1576.57 2466.12 1594.16C2486.92 1614.96 2481.32 1643.76 2447.73 1683.75C2403.73 1736.55 2382.13 1784.54 2377.33 1838.94C2372.53 1890.13 2381.33 1909.33 2410.93 1909.33C2434.13 1909.33 2448.53 1890.93 2470.92 1833.34C2501.32 1754.95 2566.11 1628.56 2604.51 1574.97C2671.7 1480.58 2738.09 1454.18 2799.69 1495.77C2851.68 1530.17 2842.08 1568.57 2768.49 1617.36C2689.3 1670.16 2638.1 1746.95 2611.71 1854.94C2598.11 1909.33 2600.51 1942.13 2618.11 1956.53C2634.1 1970.12 2657.3 1947.73 2706.9 1873.33C2754.09 1802.14 2839.68 1695.75 2938.07 1586.96C3083.65 1424.58 3270.83 1370.99 3396.42 1455.78C3493.21 1521.37 3475.61 1594.96 3364.42 1589.36C3224.44 1582.16 3205.24 1583.76 3146.85 1612.56C3030.06 1670.16 2894.08 1843.74 2826.88 2022.92C2815.68 2054.12 2814.88 2063.71 2822.88 2073.31C2831.68 2083.71 2846.88 2070.91 2930.07 1986.92C3081.25 1832.54 3188.44 1770.94 3306.83 1770.14C3361.22 1769.35 3377.22 1772.54 3415.62 1790.94C3468.41 1817.34 3484.41 1833.34 3498.81 1874.13C3521.2 1938.93 3477.21 1964.52 3373.22 1948.53C3209.24 1922.93 3110.05 1967.72 2977.27 2127.71C2905.27 2214.1 2822.88 2336.49 2822.88 2358.08C2822.88 2394.08 2862.08 2379.68 2931.67 2316.49C2986.86 2266.09 3075.65 2201.3 3144.45 2159.7C3236.44 2104.51 3348.42 2094.91 3429.22 2134.91C3479.61 2159.7 3502.81 2195.7 3502.81 2250.09C3502.81 2286.09 3499.61 2294.89 3482.01 2308.49C3455.61 2329.29 3427.62 2329.29 3350.82 2309.29C3201.24 2270.09 3114.05 2301.29 2970.87 2443.67C2895.68 2518.07 2866.88 2561.26 2875.68 2584.46C2878.08 2591.66 2887.68 2597.26 2896.48 2597.26C2906.07 2597.26 2978.07 2565.26 3058.06 2526.07C3221.24 2446.07 3246.84 2437.28 3315.63 2437.28C3396.42 2437.28 3462.81 2469.27 3493.21 2524.47C3550 2625.26 3460.41 2682.05 3342.03 2620.46C3309.23 2602.86 3278.83 2594.06 3244.44 2591.66C3106.85 2581.26 2918.07 2677.25 2870.88 2782.84C2859.68 2808.44 2858.08 2819.64 2865.28 2827.63C2877.28 2842.03 2924.47 2834.83 2973.27 2810.04C3124.45 2734.04 3309.23 2739.64 3442.01 2824.43C3522.8 2875.63 3542.8 2918.82 3510.81 2971.62C3486.81 3010.82 3454.81 3006.82 3346.82 2953.22C3174.84 2866.83 3070.06 2866.83 2950.07 2954.02C2900.47 2990.02 2844.48 3062.81 2848.48 3086.81C2852.48 3114 2877.28 3114 2948.47 3085.21C3038.06 3049.21 3096.45 3037.21 3183.64 3037.21C3278.83 3037.21 3345.22 3055.61 3414.82 3102.81C3512.41 3167.6 3557.2 3278.79 3506.81 3329.18C3471.61 3365.18 3442.81 3354.78 3370.82 3281.19C3295.63 3203.6 3212.44 3173.2 3079.65 3173.2C2991.66 3173.2 2918.07 3186.8 2897.27 3206.79C2859.68 3241.99 2886.08 3304.38 2941.27 3313.18C3224.44 3359.58 3506.81 3520.36 3543.6 3655.55C3566 3738.74 3504.41 3824.33 3436.41 3804.33C3404.42 3795.53 3394.82 3785.93 3366.02 3735.54C3309.23 3637.15 3195.64 3542.76 3062.86 3484.37C2980.47 3447.57 2877.28 3417.17 2861.28 3423.57C2854.08 3425.97 2846.88 3440.37 2843.68 3455.57C2841.28 3470.77 2831.68 3489.17 2823.68 3496.36C2809.28 3509.16 2806.89 3509.16 2781.29 3496.36C2766.89 3488.37 2684.5 3456.37 2598.91 3423.57C2513.32 3391.58 2434.13 3358.78 2422.93 3350.78C2411.73 3341.98 2392.53 3320.38 2378.93 3301.98C2355.74 3269.19 2354.94 3264.39 2350.94 3158C2347.74 3071.61 2343.74 3043.61 2332.54 3026.81C2311.74 2994.02 2282.94 2979.62 2240.55 2978.82C2188.55 2978.02 2151.76 2999.62 2128.56 3045.21C2102.16 3096.41 2106.96 3183.6 2142.16 3273.19C2183.76 3380.38 2246.95 3447.57 2354.94 3500.36C2415.73 3530.76 2447.73 3538.76 2544.51 3548.36C2594.11 3553.16 2660.61 3549.5 2713.81 3636.43C2636.81 3609.44 2541.86 3587.04 2553.32 3639.19C2562.41 3659.62 2741.29 3663.69 2779.69 3668.49C2847.68 3676.49 2871.48 3687.98 2923.46 3731.18C2955.46 3766.38 2965.27 3781.93 2947.67 3797.13C2926.07 3813.93 2900.47 3801.93 2867.68 3759.54C2826.88 3708.34 2804.13 3706.44 2716.94 3694.44C2641.74 3683.24 2614.91 3680.35 2614.91 3709.14C2614.91 3725.94 2630.1 3736.34 2667.7 3744.34C2689.3 3749.14 2714.59 3757.52 2766.89 3727.54C2766.09 3794.73 2725.29 3821.93 2617.31 3827.53C2556.51 3830.73 2537.32 3834.73 2525.32 3846.73C2478.12 3893.92 2378.93 3885.92 2239.75 3825.13C2166.96 3793.13 2100.56 3788.33 2020.57 3809.13C1966.98 3822.73 1950.98 3824.33 1950.98 3813.13C1950.98 3796.33 1999.78 3751.54 2038.17 3733.14C2060.57 3721.94 2078.17 3709.14 2078.97 3703.54C2078.97 3688.34 2022.17 3645.95 1978.98 3629.95C1957.38 3621.95 1938.98 3609.95 1938.98 3604.35C1938.98 3598.75 1954.18 3586.76 1973.38 3577.96C1991.78 3568.36 2006.97 3557.16 2006.97 3551.56C2006.97 3534.76 1941.38 3485.17 1911.79 3480.37C1858.99 3471.57 1856.59 3469.97 1881.39 3448.37C1893.39 3437.97 1910.99 3429.17 1919.78 3429.17C1942.18 3429.17 1938.98 3417.17 1906.19 3384.38C1879.79 3358.78 1873.39 3356.38 1846.99 3360.38C1830.99 3362.78 1815 3362.78 1812.6 3360.38C1810.2 3357.98 1814.2 3342.78 1821.4 3327.58C1834.19 3301.18 1834.19 3298.79 1819 3288.39C1799.8 3273.99 1766.2 3273.99 1746.2 3289.19C1731.81 3299.59 1731.81 3301.18 1745.4 3325.18C1762.2 3356.38 1756.6 3367.58 1727.01 3361.18C1700.61 3355.58 1676.61 3365.98 1650.21 3396.37C1626.22 3422.77 1626.22 3425.97 1653.41 3431.57C1702.21 3441.97 1719.01 3477.17 1674.21 3477.17C1638.22 3477.17 1558.23 3529.16 1559.03 3552.36C1559.83 3557.16 1575.02 3568.36 1593.42 3577.16C1635.02 3597.15 1635.82 3612.35 1597.42 3625.95C1559.83 3638.75 1498.23 3680.35 1492.63 3697.14C1488.63 3705.14 1497.43 3713.94 1519.83 3725.14C1560.62 3745.94 1615.02 3795.53 1615.02 3810.73C1615.02 3823.53 1603.02 3822.73 1539.03 3805.93C1521.43 3801.13 1481.43 3797.13 1449.44 3797.13C1403.04 3797.13 1383.04 3801.93 1338.25 3821.93C1229.46 3869.93 1115.87 3889.92 1075.08 3867.53ZM1201.3 3716.62C1222.09 3703.02 1273.01 3773.31 1243.06 3693.14C1226.26 3679.55 1138.27 3685.94 1122.27 3702.74C1106.28 3718.74 1119.07 3746.74 1144.67 3751.54C1233.53 3776.87 1180.5 3730.22 1201.3 3716.62ZM2445.33 3737.94C2471.72 3711.54 2434.13 3685.14 2371.73 3685.14C2328.54 3685.14 2302.94 3701.94 2315.74 3722.74C2358.22 3797.92 2322.36 3693.61 2357.31 3722.65C2387.98 3748.15 2399.25 3780.73 2445.33 3737.94Z" koffice:nodeTypes="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c"/>
          </draw:g>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06:02</dc:date>
    <meta:creation-date>2011-05-22T06:10:42</meta:creation-date>
    <dc:creator>Yue Liu</dc:creator>
  </office:meta>
</office:document-meta>
</file>